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3.76pt"/>
    </style:style>
    <style:style style:name="co2" style:family="table-column">
      <style:table-column-properties fo:break-before="auto" style:column-width="339.3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 table:number-columns-spanned="2" table:number-rows-spanned="1">
            <text:p>Ultra slim mITX PC 2016</text:p>
          </table:table-cell>
          <table:covered-table-cell/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Komponent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ena</text:p>
          </table:table-cell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<text:a xlink:href="http://www.jscomputers.sk/produkt/Silverstone_SST-PT13B_Petit_Thin_ITX_Case_-_Black.html" xlink:type="simple">Silverstone SST-PT13B Petit</text:a></text:p>
          </table:table-cell>
          <table:table-cell office:value-type="float" office:value="64.54" calcext:value-type="float">
            <text:p>64.54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<text:a xlink:href="https://www.ediscomp.sk/produkt/asus-h110t-h110-ddr4-2133-sata3-m-2-hdmi-dp-mitx/375959/" xlink:type="simple">ASUS H110T</text:a></text:p>
          </table:table-cell>
          <table:table-cell office:value-type="float" office:value="88.39" calcext:value-type="float">
            <text:p>88.39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<text:a xlink:href="https://www.ediscomp.sk/produkt/intel-core-i7-6700t-quad-core-2-80ghz-8mb-lga1151-14nm-35w-vga-tray/271097/" xlink:type="simple">Intel Core i7-6700T</text:a></text:p>
          </table:table-cell>
          <table:table-cell office:value-type="float" office:value="353.78" calcext:value-type="float">
            <text:p>353.78</text:p>
          </table:table-cell>
        </table:table-row>
        <table:table-row table:style-name="ro1">
          <table:table-cell office:value-type="string" calcext:value-type="string">
            <text:p>CPU COOLER</text:p>
          </table:table-cell>
          <table:table-cell office:value-type="string" calcext:value-type="string">
            <text:p><text:a xlink:href="http://www.jscomputers.sk/produkt/Silverstone_Argon_SST-AR04_Thin_Mini-ITX_CPU_Cooler.html" xlink:type="simple">Silverstone Argon SST-AR04</text:a></text:p>
          </table:table-cell>
          <table:table-cell office:value-type="float" office:value="32.27" calcext:value-type="float">
            <text:p>32.27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<text:a xlink:href="https://www.alza.sk/crucial-so-dimm-16-gb-ddr4-sdram-2133mhz-cl15-dual-ranked-d4209617.htm?catid=18855199" xlink:type="simple">Crucial SO-DIMM 16 GB DDR4 SDRAM 2133MHz CL15 Dual Ranked</text:a></text:p>
          </table:table-cell>
          <table:table-cell office:value-type="float" office:value="93.55" calcext:value-type="float">
            <text:p>93.55</text:p>
          </table:table-cell>
        </table:table-row>
        <table:table-row table:style-name="ro1">
          <table:table-cell office:value-type="string" calcext:value-type="string">
            <text:p>PSU</text:p>
          </table:table-cell>
          <table:table-cell office:value-type="string" calcext:value-type="string">
            <text:p><text:a xlink:href="https://www.alza.sk/evolveo-global-lite-plus-d456984.htm?catid=18849198" xlink:type="simple">EVOLVEO Global Lite Plus</text:a>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 office:value-type="string" calcext:value-type="string">
            <text:p>KABEL</text:p>
          </table:table-cell>
          <table:table-cell office:value-type="string" calcext:value-type="string">
            <text:p><text:a xlink:href="https://www.alza.sk/roline-napajaci-sata-m-sata-f-predlzovaci-0-3m-d92042.htm" xlink:type="simple">ROLINE napájací SATA M - SATA F - predlžovací, 0,3m</text:a>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table:number-columns-repeated="2"/>
          <table:table-cell table:formula="of:=SUM([.C4:.C10])" office:value-type="float" office:value="653.43" calcext:value-type="float">
            <text:p>653.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4T23:25:21.474473886</meta:creation-date>
    <dc:date>2016-12-25T00:00:54.693201279</dc:date>
    <meta:editing-duration>PT25M21S</meta:editing-duration>
    <meta:editing-cycles>3</meta:editing-cycles>
    <meta:generator>LibreOffice/5.2.3.3$Linux_X86_64 LibreOffice_project/20m0$Build-3</meta:generator>
    <meta:document-statistic meta:table-count="1" meta:cell-count="26" meta:object-count="0"/>
  </office:meta>
</office:document-meta>
</file>